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S'.B1"/>
    </style:style>
    <style:style style:name="ce20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S'.B2"/>
    </style:style>
    <style:style style:name="ce1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tier S'.B2"/>
    </style:style>
    <style:style style:name="ce23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tier S'.D2"/>
    </style:style>
    <style:style style:name="ce2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A'.B1"/>
    </style:style>
    <style:style style:name="ce2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A'.B2"/>
    </style:style>
    <style:style style:name="ce2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$#ADR!.$B$2 &lt;&gt; &quot;yes&quot;)" style:apply-style-name="Unused_20_Header" style:base-cell-address="'tier A'.C1"/>
    </style:style>
    <style:style style:name="ce2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$#ADR!.$B$2 &lt;&gt; &quot;yes&quot;)" style:apply-style-name="Unused" style:base-cell-address="'tier A'.C2"/>
    </style:style>
    <style:style style:name="ce3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$#ADR!.$B$2 &lt;&gt; &quot;yes&quot;)" style:apply-style-name="Unused_20_Left_20_Aligned" style:base-cell-address="'tier A'.D2"/>
    </style:style>
    <style:style style:name="ce3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B'.B1"/>
    </style:style>
    <style:style style:name="ce3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B'.B2"/>
    </style:style>
    <style:style style:name="ce3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B'.C1"/>
    </style:style>
    <style:style style:name="ce3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B'.C2"/>
    </style:style>
    <style:style style:name="ce3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B'.D2"/>
    </style:style>
    <style:style style:name="ce3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C'.B1"/>
    </style:style>
    <style:style style:name="ce3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C'.B2"/>
    </style:style>
    <style:style style:name="ce3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C'.C1"/>
    </style:style>
    <style:style style:name="ce3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C'.C2"/>
    </style:style>
    <style:style style:name="ce4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C'.D2"/>
    </style:style>
    <style:style style:name="ce4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D'.B1"/>
    </style:style>
    <style:style style:name="ce4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D'.B2"/>
    </style:style>
    <style:style style:name="ce4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D'.C1"/>
    </style:style>
    <style:style style:name="ce4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D'.C2"/>
    </style:style>
    <style:style style:name="ce4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D'.D2"/>
    </style:style>
    <style:style style:name="ce4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E'.B1"/>
    </style:style>
    <style:style style:name="ce4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E'.B2"/>
    </style:style>
    <style:style style:name="ce4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E'.C1"/>
    </style:style>
    <style:style style:name="ce4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E'.C2"/>
    </style:style>
    <style:style style:name="ce5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E'.D2"/>
    </style:style>
    <style:style style:name="ce5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F'.B1"/>
    </style:style>
    <style:style style:name="ce5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F'.B2"/>
    </style:style>
    <style:style style:name="ce5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F'.C1"/>
    </style:style>
    <style:style style:name="ce5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F'.C2"/>
    </style:style>
    <style:style style:name="ce5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F'.D2"/>
    </style:style>
    <style:style style:name="ce5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EXAMPLE TIER'.B1"/>
    </style:style>
    <style:style style:name="ce5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EXAMPLE TIER'.B2"/>
    </style:style>
    <style:style style:name="ce58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EXAMPLE TIER'.B2"/>
    </style:style>
    <style:style style:name="ce5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EXAMPLE TIER'.D2"/>
    </style:style>
    <style:style style:name="ce12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ce14" style:family="table-cell" style:parent-style-name="Default"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gr1" style:family="graphic">
      <style:graphic-properties draw:stroke="solid" svg:stroke-color="#000000" draw:fill="solid" draw:fill-color="#ffffff" fo:min-height="62.15mm"/>
    </style:style>
    <style:style style:name="gr2" style:family="graphic">
      <style:graphic-properties draw:stroke="solid" svg:stroke-color="#000000" draw:fill="solid" draw:fill-color="#ffffff" fo:min-height="87.65mm"/>
    </style:style>
    <style:style style:name="gr3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48.21mm" fo:padding-top="0mm" fo:padding-bottom="0mm" fo:padding-left="0mm" fo:padding-right="0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"/>
    </style:style>
    <style:style style:name="P3" style:family="paragraph">
      <style:paragraph-properties fo:text-align="start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normal" style:font-name-complex="Tahoma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B$24:$SETTINGS.$B$25])" table:allow-empty-cell="false" table:display-list="unsorted" table:base-cell-address="'tier F'.B2">
          <table:error-message table:message-type="stop" table:display="true"/>
        </table:content-validation>
        <table:content-validation table:name="val2" table:condition="of:cell-content-is-in-list([$SETTINGS.$A$24:$SETTINGS.$A$27])" table:allow-empty-cell="true" table:display-list="unsorted" table:base-cell-address="'tier F'.C5">
          <table:help-message table:title="Image source" table:display="false">
            <text:p>Direct URLs should end with the file's extension, for example .png or .jpg</text:p>
          </table:help-message>
          <table:error-message table:message-type="stop" table:display="true"/>
        </table:content-validation>
        <table:content-validation table:name="val3" table:base-cell-address="'tier F'.D5">
          <table:help-message table:title="Image source" table:display="false">
            <text:p>Direct URLs should end with the</text:p>
            <text:p>file's extension, for example .png or .jpg</text:p>
          </table:help-message>
          <table:error-message table:message-type="stop" table:display="true"/>
        </table:content-validation>
      </table:content-validations>
      <table:table table:name="tier 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1" office:value-type="string" calcext:value-type="string">
            <text:p>Include header</text:p>
          </table:table-cell>
          <table:table-cell table:style-name="ce1" office:value-type="string" calcext:value-type="string">
            <text:p>Image source</text:p>
          </table:table-cell>
          <table:table-cell table:style-name="ce1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0" table:content-validation-name="val1" office:value-type="string" calcext:value-type="string">
            <text:p>yes</text:p>
          </table:table-cell>
          <table:table-cell table:style-name="ce22" table:content-validation-name="val2" office:value-type="string" calcext:value-type="string">
            <text:p>Google Drive</text:p>
          </table:table-cell>
          <table:table-cell table:style-name="ce25" table:content-validation-name="val3" office:value-type="string" calcext:value-type="string">
            <text:p>1V3vK8HA4hrdby7VHkQwrb6KvlMcXEPTA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D2qo152gH-8j1uSuFMcD6luDjbKKmfsQ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S'.B2:'tier S'.C2">
            <calcext:condition calcext:apply-style-name="Unused" calcext:value="formula-is([$'EXAMPLE TIER'.$B$2]=&quot;no&quot;)" calcext:base-cell-address="'tier S'.B2"/>
          </calcext:conditional-format>
          <calcext:conditional-format calcext:target-range-address="'tier S'.B1:'tier S'.D1">
            <calcext:condition calcext:apply-style-name="Unused Header" calcext:value="formula-is([$'EXAMPLE TIER'.$B$2] = &quot;no&quot;)" calcext:base-cell-address="'tier S'.B1"/>
          </calcext:conditional-format>
          <calcext:conditional-format calcext:target-range-address="'tier S'.D2:'tier S'.D2">
            <calcext:condition calcext:apply-style-name="Unused Left Aligned" calcext:value="formula-is([$'EXAMPLE TIER'.$B$2]=&quot;no&quot;)" calcext:base-cell-address="'tier S'.D2"/>
          </calcext:conditional-format>
        </calcext:conditional-formats>
      </table:table>
      <table:table table:name="tier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26" office:value-type="string" calcext:value-type="string">
            <text:p>Include header</text:p>
          </table:table-cell>
          <table:table-cell table:style-name="ce28" office:value-type="string" calcext:value-type="string">
            <text:p>Image source</text:p>
          </table:table-cell>
          <table:table-cell table:style-name="ce2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7" table:content-validation-name="val1" office:value-type="string" calcext:value-type="string">
            <text:p>yes</text:p>
          </table:table-cell>
          <table:table-cell table:style-name="ce29" table:content-validation-name="val2" office:value-type="string" calcext:value-type="string">
            <text:p>Google Drive</text:p>
          </table:table-cell>
          <table:table-cell table:style-name="ce30" table:content-validation-name="val3" office:value-type="string" calcext:value-type="string">
            <text:p>1_Ar1fDmwOAPUWUmsIsUAYFDp6n41LonW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64473/Kento_Nanam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kiGr2B1y2JbYRr7y3feWzUDYcDL_dDZ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31/Hisoka_Morow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1DAwrJR26kLrsROENfWgeeLRJ3cr0ps6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14/Itachi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PX-LaLIudULlwCI56_sTWxAKfdFHbXG2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 office:value-type="string" calcext:value-type="string">
            <text:p>https://myanimelist.net/character/119413/Yumeko_Jabam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iS3iW0de1OLTkV-gNnZoFISxIrJx0ZJy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164481/Mahito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BXHzDWqOLKfIudoFJ78TYWzD2loroKam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 office:value-type="string" calcext:value-type="string">
            <text:p>https://myanimelist.net/character/71121/Hange_Zo%C3%AB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b0dQHgZiUm9ZjsjquYbzK8tzs0F1EU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45627/Lev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OABWZlfEeZxhQCOnpCIZI3Sgs7Gyguq1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A'.C2:'tier A'.C2">
            <calcext:condition calcext:apply-style-name="Unused" calcext:value="formula-is($#ADR!.$B$2 &lt;&gt; &quot;yes&quot;)" calcext:base-cell-address="'tier A'.C2"/>
          </calcext:conditional-format>
          <calcext:conditional-format calcext:target-range-address="'tier A'.C1:'tier A'.D1">
            <calcext:condition calcext:apply-style-name="Unused Header" calcext:value="formula-is($#ADR!.$B$2 &lt;&gt; &quot;yes&quot;)" calcext:base-cell-address="'tier A'.C1"/>
          </calcext:conditional-format>
          <calcext:conditional-format calcext:target-range-address="'tier A'.D2:'tier A'.D2">
            <calcext:condition calcext:apply-style-name="Unused Left Aligned" calcext:value="formula-is($#ADR!.$B$2 &lt;&gt; &quot;yes&quot;)" calcext:base-cell-address="'tier A'.D2"/>
          </calcext:conditional-format>
          <calcext:conditional-format calcext:target-range-address="'tier A'.B2:'tier A'.B2">
            <calcext:condition calcext:apply-style-name="Unused" calcext:value="formula-is([$'EXAMPLE TIER'.$B$2]=&quot;no&quot;)" calcext:base-cell-address="'tier A'.B2"/>
          </calcext:conditional-format>
          <calcext:conditional-format calcext:target-range-address="'tier A'.B1:'tier A'.B1">
            <calcext:condition calcext:apply-style-name="Unused Header" calcext:value="formula-is([$'EXAMPLE TIER'.$B$2] = &quot;no&quot;)" calcext:base-cell-address="'tier A'.B1"/>
          </calcext:conditional-format>
        </calcext:conditional-formats>
      </table:table>
      <table:table table:name="tier 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1" office:value-type="string" calcext:value-type="string">
            <text:p>Include header</text:p>
          </table:table-cell>
          <table:table-cell table:style-name="ce33" office:value-type="string" calcext:value-type="string">
            <text:p>Image source</text:p>
          </table:table-cell>
          <table:table-cell table:style-name="ce3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2" table:content-validation-name="val1" office:value-type="string" calcext:value-type="string">
            <text:p>yes</text:p>
          </table:table-cell>
          <table:table-cell table:style-name="ce34" table:content-validation-name="val2" office:value-type="string" calcext:value-type="string">
            <text:p>Google Drive</text:p>
          </table:table-cell>
          <table:table-cell table:style-name="ce35" table:content-validation-name="val3" office:value-type="string" calcext:value-type="string">
            <text:p>1G2Tyd3mh1MUtjAmxATSJI1-4hHC-EbnP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35253/Mayuri_Shiin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pForTJgxWMd2q1OUU-ws6wX8KXjzuH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2455/Orochimaru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1CPrt2sD51aarN6op7UYnLzlJxRiscp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25056/Osamu_Daza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mU0JainZPFOi5LhJQE0fp5a-JaZdz2i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 office:value-type="string" calcext:value-type="string">
            <text:p>https://myanimelist.net/character/3934/Olivier_Mira_Armstrong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vkkIl5v5xvYHvHuHI1m7lYD5tnGfoFT_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 office:value-type="string" calcext:value-type="string">
            <text:p>https://myanimelist.net/character/130214/Sachiko_Fujin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H439i1CaiBZ3c2Es1NmBbq-t49mUBWRl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 office:value-type="string" calcext:value-type="string">
            <text:p>https://myanimelist.net/character/370/Ayame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yRj3QX319pcuDHW4hcCQWvV5f5zZeFZw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 office:value-type="string" calcext:value-type="string">
            <text:p>https://myanimelist.net/character/369/Hatsuharu_Sou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lCKgUJW-ci0fPTiXmMP5AWHVkt_dZma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 office:value-type="string" calcext:value-type="string">
            <text:p>https://myanimelist.net/character/91959/Sakamoto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WA_zG2imkVWYrQ29X38OBnd4A92yix9U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 office:value-type="string" calcext:value-type="string">
            <text:p>https://myanimelist.net/character/13085/Jousuke_Higashika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nDYAKgssod3jqM0SrcWalPehAGAQYbKX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 office:value-type="string" calcext:value-type="string">
            <text:p>https://myanimelist.net/character/11772/Gyro_Zeppel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rwIqaWk4cR9_BSu_G8h-Q3y_p4CLMoAB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B'.C2:'tier B'.C2">
            <calcext:condition calcext:apply-style-name="Unused" calcext:value="formula-is(#REF!=&quot;no&quot;)" calcext:base-cell-address="'tier B'.C2"/>
          </calcext:conditional-format>
          <calcext:conditional-format calcext:target-range-address="'tier B'.C1:'tier B'.D1">
            <calcext:condition calcext:apply-style-name="Unused Header" calcext:value="formula-is(#REF! = &quot;no&quot;)" calcext:base-cell-address="'tier B'.C1"/>
          </calcext:conditional-format>
          <calcext:conditional-format calcext:target-range-address="'tier B'.D2:'tier B'.D2">
            <calcext:condition calcext:apply-style-name="Unused Left Aligned" calcext:value="formula-is(#REF!=&quot;no&quot;)" calcext:base-cell-address="'tier B'.D2"/>
          </calcext:conditional-format>
          <calcext:conditional-format calcext:target-range-address="'tier B'.B2:'tier B'.B2">
            <calcext:condition calcext:apply-style-name="Unused" calcext:value="formula-is([$'EXAMPLE TIER'.$B$2]=&quot;no&quot;)" calcext:base-cell-address="'tier B'.B2"/>
          </calcext:conditional-format>
          <calcext:conditional-format calcext:target-range-address="'tier B'.B1:'tier B'.B1">
            <calcext:condition calcext:apply-style-name="Unused Header" calcext:value="formula-is([$'EXAMPLE TIER'.$B$2] = &quot;no&quot;)" calcext:base-cell-address="'tier B'.B1"/>
          </calcext:conditional-format>
        </calcext:conditional-formats>
      </table:table>
      <table:table table:name="tier 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6" office:value-type="string" calcext:value-type="string">
            <text:p>Include header</text:p>
          </table:table-cell>
          <table:table-cell table:style-name="ce38" office:value-type="string" calcext:value-type="string">
            <text:p>Image source</text:p>
          </table:table-cell>
          <table:table-cell table:style-name="ce3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7" table:content-validation-name="val1" office:value-type="string" calcext:value-type="string">
            <text:p>yes</text:p>
          </table:table-cell>
          <table:table-cell table:style-name="ce39" table:content-validation-name="val2" office:value-type="string" calcext:value-type="string">
            <text:p>Google Drive</text:p>
          </table:table-cell>
          <table:table-cell table:style-name="ce40" table:content-validation-name="val3" office:value-type="string" calcext:value-type="string">
            <text:p>https://drive.google.com/file/d/12X7qgiKxmA_9isnV7Wa1gY8VDBE6llfO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8197/Haruki_Naka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0GRk-r4jgtrydMtW_PXbLT-9Z7etParo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04059/Shuu_Tsukiyam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cYyHMAQAlBmtT7KpGSRz7lM7ZyaPAO1L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2160/Hei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bXovFRt_lnyhKNioNqcKnQ16LGTlTYf2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C'.C2:'tier C'.C2">
            <calcext:condition calcext:apply-style-name="Unused" calcext:value="formula-is(#REF!=&quot;no&quot;)" calcext:base-cell-address="'tier C'.C2"/>
          </calcext:conditional-format>
          <calcext:conditional-format calcext:target-range-address="'tier C'.C1:'tier C'.D1">
            <calcext:condition calcext:apply-style-name="Unused Header" calcext:value="formula-is(#REF! = &quot;no&quot;)" calcext:base-cell-address="'tier C'.C1"/>
          </calcext:conditional-format>
          <calcext:conditional-format calcext:target-range-address="'tier C'.D2:'tier C'.D2">
            <calcext:condition calcext:apply-style-name="Unused Left Aligned" calcext:value="formula-is(#REF!=&quot;no&quot;)" calcext:base-cell-address="'tier C'.D2"/>
          </calcext:conditional-format>
          <calcext:conditional-format calcext:target-range-address="'tier C'.B2:'tier C'.B2">
            <calcext:condition calcext:apply-style-name="Unused" calcext:value="formula-is([$'EXAMPLE TIER'.$B$2]=&quot;no&quot;)" calcext:base-cell-address="'tier C'.B2"/>
          </calcext:conditional-format>
          <calcext:conditional-format calcext:target-range-address="'tier C'.B1:'tier C'.B1">
            <calcext:condition calcext:apply-style-name="Unused Header" calcext:value="formula-is([$'EXAMPLE TIER'.$B$2] = &quot;no&quot;)" calcext:base-cell-address="'tier C'.B1"/>
          </calcext:conditional-format>
        </calcext:conditional-formats>
      </table:table>
      <table:table table:name="tier 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1" office:value-type="string" calcext:value-type="string">
            <text:p>Include header</text:p>
          </table:table-cell>
          <table:table-cell table:style-name="ce43" office:value-type="string" calcext:value-type="string">
            <text:p>Image source</text:p>
          </table:table-cell>
          <table:table-cell table:style-name="ce4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2" table:content-validation-name="val1" office:value-type="string" calcext:value-type="string">
            <text:p>yes</text:p>
          </table:table-cell>
          <table:table-cell table:style-name="ce44" table:content-validation-name="val2" office:value-type="string" calcext:value-type="string">
            <text:p>Google Drive</text:p>
          </table:table-cell>
          <table:table-cell table:style-name="ce45" table:content-validation-name="val3" office:value-type="string" calcext:value-type="string">
            <text:p>https://drive.google.com/file/d/1nGvhX6_Y6iUNjbGzSfFITWuEWeZY0TwP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D'.C2:'tier D'.C2">
            <calcext:condition calcext:apply-style-name="Unused" calcext:value="formula-is(#REF!=&quot;no&quot;)" calcext:base-cell-address="'tier D'.C2"/>
          </calcext:conditional-format>
          <calcext:conditional-format calcext:target-range-address="'tier D'.C1:'tier D'.D1">
            <calcext:condition calcext:apply-style-name="Unused Header" calcext:value="formula-is(#REF! = &quot;no&quot;)" calcext:base-cell-address="'tier D'.C1"/>
          </calcext:conditional-format>
          <calcext:conditional-format calcext:target-range-address="'tier D'.D2:'tier D'.D2">
            <calcext:condition calcext:apply-style-name="Unused Left Aligned" calcext:value="formula-is(#REF!=&quot;no&quot;)" calcext:base-cell-address="'tier D'.D2"/>
          </calcext:conditional-format>
          <calcext:conditional-format calcext:target-range-address="'tier D'.B2:'tier D'.B2">
            <calcext:condition calcext:apply-style-name="Unused" calcext:value="formula-is([$'EXAMPLE TIER'.$B$2]=&quot;no&quot;)" calcext:base-cell-address="'tier D'.B2"/>
          </calcext:conditional-format>
          <calcext:conditional-format calcext:target-range-address="'tier D'.B1:'tier D'.B1">
            <calcext:condition calcext:apply-style-name="Unused Header" calcext:value="formula-is([$'EXAMPLE TIER'.$B$2] = &quot;no&quot;)" calcext:base-cell-address="'tier D'.B1"/>
          </calcext:conditional-format>
        </calcext:conditional-formats>
      </table:table>
      <table:table table:name="tier 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6" office:value-type="string" calcext:value-type="string">
            <text:p>Include header</text:p>
          </table:table-cell>
          <table:table-cell table:style-name="ce48" office:value-type="string" calcext:value-type="string">
            <text:p>Image source</text:p>
          </table:table-cell>
          <table:table-cell table:style-name="ce4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7" table:content-validation-name="val1" office:value-type="string" calcext:value-type="string">
            <text:p>yes</text:p>
          </table:table-cell>
          <table:table-cell table:style-name="ce49" table:content-validation-name="val2" office:value-type="string" calcext:value-type="string">
            <text:p>Google Drive</text:p>
          </table:table-cell>
          <table:table-cell table:style-name="ce50" table:content-validation-name="val3" office:value-type="string" calcext:value-type="string">
            <text:p>https://drive.google.com/file/d/1_WW-_IA2bpwkjDCk55FIK-1tZv4E5s8C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E'.C2:'tier E'.C2">
            <calcext:condition calcext:apply-style-name="Unused" calcext:value="formula-is(#REF!=&quot;no&quot;)" calcext:base-cell-address="'tier E'.C2"/>
          </calcext:conditional-format>
          <calcext:conditional-format calcext:target-range-address="'tier E'.C1:'tier E'.D1">
            <calcext:condition calcext:apply-style-name="Unused Header" calcext:value="formula-is(#REF! = &quot;no&quot;)" calcext:base-cell-address="'tier E'.C1"/>
          </calcext:conditional-format>
          <calcext:conditional-format calcext:target-range-address="'tier E'.D2:'tier E'.D2">
            <calcext:condition calcext:apply-style-name="Unused Left Aligned" calcext:value="formula-is(#REF!=&quot;no&quot;)" calcext:base-cell-address="'tier E'.D2"/>
          </calcext:conditional-format>
          <calcext:conditional-format calcext:target-range-address="'tier E'.B2:'tier E'.B2">
            <calcext:condition calcext:apply-style-name="Unused" calcext:value="formula-is([$'EXAMPLE TIER'.$B$2]=&quot;no&quot;)" calcext:base-cell-address="'tier E'.B2"/>
          </calcext:conditional-format>
          <calcext:conditional-format calcext:target-range-address="'tier E'.B1:'tier E'.B1">
            <calcext:condition calcext:apply-style-name="Unused Header" calcext:value="formula-is([$'EXAMPLE TIER'.$B$2] = &quot;no&quot;)" calcext:base-cell-address="'tier E'.B1"/>
          </calcext:conditional-format>
        </calcext:conditional-formats>
      </table:table>
      <table:table table:name="tier 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1" office:value-type="string" calcext:value-type="string">
            <text:p>Include header</text:p>
          </table:table-cell>
          <table:table-cell table:style-name="ce53" office:value-type="string" calcext:value-type="string">
            <text:p>Image source</text:p>
          </table:table-cell>
          <table:table-cell table:style-name="ce5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2" table:content-validation-name="val1" office:value-type="string" calcext:value-type="string">
            <text:p>yes</text:p>
          </table:table-cell>
          <table:table-cell table:style-name="ce54" table:content-validation-name="val2" office:value-type="string" calcext:value-type="string">
            <text:p>Google Drive</text:p>
          </table:table-cell>
          <table:table-cell table:style-name="ce55" table:content-validation-name="val3" office:value-type="string" calcext:value-type="string">
            <text:p>https://drive.google.com/file/d/1qLWr3O5V5yDAHKKD07I8kWjwfOhFSA3U/view?usp=shari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3/Sasuke_Uchih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rVrlAQ47X5e4VUBTSxJwRX3iLeB5LN9X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1283/Kazuya_Kinoshit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_-FJ8q3Mk0sL7bHIeveguEZBwev6yZ4w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F'.C2:'tier F'.C2">
            <calcext:condition calcext:apply-style-name="Unused" calcext:value="formula-is(#REF!=&quot;no&quot;)" calcext:base-cell-address="'tier F'.C2"/>
          </calcext:conditional-format>
          <calcext:conditional-format calcext:target-range-address="'tier F'.C1:'tier F'.D1">
            <calcext:condition calcext:apply-style-name="Unused Header" calcext:value="formula-is(#REF! = &quot;no&quot;)" calcext:base-cell-address="'tier F'.C1"/>
          </calcext:conditional-format>
          <calcext:conditional-format calcext:target-range-address="'tier F'.D2:'tier F'.D2">
            <calcext:condition calcext:apply-style-name="Unused Left Aligned" calcext:value="formula-is(#REF!=&quot;no&quot;)" calcext:base-cell-address="'tier F'.D2"/>
          </calcext:conditional-format>
          <calcext:conditional-format calcext:target-range-address="'tier F'.B2:'tier F'.B2">
            <calcext:condition calcext:apply-style-name="Unused" calcext:value="formula-is([$'EXAMPLE TIER'.$B$2]=&quot;no&quot;)" calcext:base-cell-address="'tier F'.B2"/>
          </calcext:conditional-format>
          <calcext:conditional-format calcext:target-range-address="'tier F'.B1:'tier F'.B1">
            <calcext:condition calcext:apply-style-name="Unused Header" calcext:value="formula-is([$'EXAMPLE TIER'.$B$2] = &quot;no&quot;)" calcext:base-cell-address="'tier F'.B1"/>
          </calcext:conditional-format>
        </calcext:conditional-formats>
      </table:table>
      <table:table table:name="EXAMPLE TIER" table:style-name="ta1">
        <office:forms form:automatic-focus="false" form:apply-design-mode="false"/>
        <table:shapes>
          <draw:frame draw:z-index="0" draw:style-name="gr1" draw:text-style-name="P2" svg:width="139.17mm" svg:height="62.15mm" svg:x="283.72mm" svg:y="2.14mm">
            <draw:text-box>
              <text:p text:style-name="P1"><text:span text:style-name="T1"/></text:p>
              <text:p text:style-name="P1"><text:span text:style-name="T1">EXAMPLE IMAGE SIZES</text:span></text:p>
              <text:p text:style-name="P1"><text:span text:style-name="T1">Header</text:span></text:p>
              <text:p text:style-name="P1"><text:span text:style-name="T2">Width: 1000</text:span></text:p>
              <text:p text:style-name="P1"><text:span text:style-name="T2">Height: 30</text:span></text:p>
              <text:p text:style-name="P1"><text:span text:style-name="T2"/></text:p>
              <text:p text:style-name="P1"><text:span text:style-name="T1">Entry</text:span></text:p>
              <text:p text:style-name="P1"><text:span text:style-name="T2">Width: 250</text:span></text:p>
              <text:p text:style-name="P1"><text:span text:style-name="T2">Height: 250</text:span></text:p>
              <text:p text:style-name="P1"><text:span text:style-name="T2"/></text:p>
              <text:p text:style-name="P1"><text:span text:style-name="T2">If you use different sizes, remember to make the </text:span><text:span text:style-name="T3">header width</text:span><text:span text:style-name="T2"> divisible by the </text:span><text:span text:style-name="T4">character width</text:span><text:span text:style-name="T2"> so that the images tile nicely.</text:span></text:p>
            </draw:text-box>
          </draw:frame>
          <draw:frame draw:z-index="1" draw:style-name="gr2" draw:text-style-name="P2" svg:width="139.17mm" svg:height="87.65mm" svg:x="283.36mm" svg:y="66.68mm">
            <draw:text-box>
              <text:p text:style-name="P1"><text:span text:style-name="T1"/></text:p>
              <text:p text:style-name="P1"><text:span text:style-name="T5">IMAGE SOURCE</text:span></text:p>
              <text:p text:style-name="P3"><text:span text:style-name="T5">Direct URL </text:span><text:span text:style-name="T6">Any direct URL to the image. </text:span></text:p>
              <text:p text:style-name="P3"><text:span text:style-name="T5"/></text:p>
              <text:p text:style-name="P3"><text:span text:style-name="T5">Google Drive </text:span><text:span text:style-name="T6">Share link to image placed in Google Drive</text:span><text:span text:style-name="T5"> OR </text:span><text:span text:style-name="T6">just the file ID</text:span><text:span text:style-name="T5">.</text:span><text:span text:style-name="T7"> The file ID can be found in the share link.</text:span></text:p>
              <text:p text:style-name="P3"><text:span text:style-name="T6"><text:tab/></text:span><text:span text:style-name="T8">Example share link:</text:span><text:span text:style-name="T9"> </text:span><text:span text:style-name="T10"><text:a xlink:href="https://drive.google.com/file/d/1olKc6TBJ1kPJa7cKWVp7dNZFwHb_0k8Z/view?usp=sharing" xlink:type="simple">https://drive.google.com/file/d/1olKc6TBJ1kPJa7cKWVp7dNZFwHb_0k8Z/view?usp=sharing</text:a></text:span></text:p>
              <text:p text:style-name="P3"><text:span text:style-name="T10"><text:tab/></text:span><text:span text:style-name="T10">Example file ID: 1olKc6TBJ1kPJa7cKWVp7dNZFwHb_0k8Z</text:span></text:p>
              <text:p text:style-name="P1"><text:span text:style-name="T11"/></text:p>
              <text:p text:style-name="P1"><text:span text:style-name="T11"><text:tab/></text:span><text:span text:style-name="T12">IMPORTANT</text:span><text:span text:style-name="T11">: the image must be set to ‘Anyone With the Link Can View’ in Google Drive. I recommend creating a whole shared folder for entry images.</text:span></text:p>
              <text:p text:style-name="P1"><text:span text:style-name="T11"/></text:p>
              <text:p text:style-name="P3"><text:span text:style-name="T11">An upside of using the Google Drive option is that when you update the image in Google Drive, the share link and the file ID don’t change. As a result the images update in the MAL blog post automatically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6" office:value-type="string" calcext:value-type="string">
            <text:p>Include header</text:p>
          </table:table-cell>
          <table:table-cell table:style-name="ce56" office:value-type="string" calcext:value-type="string">
            <text:p>Image source</text:p>
          </table:table-cell>
          <table:table-cell table:style-name="ce56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7" table:content-validation-name="val1" office:value-type="string" calcext:value-type="string">
            <text:p>yes</text:p>
          </table:table-cell>
          <table:table-cell table:style-name="ce58" table:content-validation-name="val2" office:value-type="string" calcext:value-type="string">
            <text:p>direct URL</text:p>
          </table:table-cell>
          <table:table-cell table:style-name="ce59" table:content-validation-name="val3" office:value-type="string" calcext:value-type="string">
            <text:p>https://i.postimg.cc/2SpmrDht/S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10" table:content-validation-name="val3" office:value-type="string" calcext:value-type="string">
            <text:p>https://i.postimg.cc/hj96KMr8/gojo-ey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 TIER'.B2:'EXAMPLE TIER'.C2">
            <calcext:condition calcext:apply-style-name="Unused" calcext:value="formula-is([$'EXAMPLE TIER'.$B$2]=&quot;no&quot;)" calcext:base-cell-address="'EXAMPLE TIER'.B2"/>
          </calcext:conditional-format>
          <calcext:conditional-format calcext:target-range-address="'EXAMPLE TIER'.B1:'EXAMPLE TIER'.D1">
            <calcext:condition calcext:apply-style-name="Unused Header" calcext:value="formula-is([$'EXAMPLE TIER'.$B$2] = &quot;no&quot;)" calcext:base-cell-address="'EXAMPLE TIER'.B1"/>
          </calcext:conditional-format>
          <calcext:conditional-format calcext:target-range-address="'EXAMPLE TIER'.D2:'EXAMPLE TIER'.D2">
            <calcext:condition calcext:apply-style-name="Unused Left Aligned" calcext:value="formula-is([$'EXAMPLE TIER'.$B$2]=&quot;no&quot;)" calcext:base-cell-address="'EXAMPLE TIER'.D2"/>
          </calcext:conditional-format>
        </calcext:conditional-formats>
      </table:table>
      <table:table table:name="SETTINGS" table:style-name="ta1">
        <office:forms form:automatic-focus="false" form:apply-design-mode="false"/>
        <table:shapes>
          <draw:frame draw:z-index="0" draw:style-name="gr3" draw:text-style-name="P2" svg:width="60.41mm" svg:height="48.21mm" svg:x="52.07mm" svg:y="0.79mm">
            <draw:text-box>
              <text:p text:style-name="P1"><text:span text:style-name="T1"/></text:p>
              <text:p text:style-name="P3"><text:span text:style-name="T1">Tier order </text:span><text:span text:style-name="T2">List of tier sheet names in the order they will be displayed.</text:span></text:p>
              <text:p text:style-name="P3"><text:span text:style-name="T2"/></text:p>
              <text:p text:style-name="P3"><text:span text:style-name="T2">If a sheet is not listed here it will not be included in the final BBCode. </text:span></text:p>
              <text:p text:style-name="P1"><text:span text:style-name="T1"/></text:p>
            </draw:text-box>
          </draw:frame>
          <draw:frame draw:z-index="1" draw:style-name="gr3" draw:text-style-name="P2" svg:width="62.17mm" svg:height="48.21mm" svg:x="153.45mm" svg:y="0.52mm">
            <draw:text-box>
              <text:p text:style-name="P1"><text:span text:style-name="T1"/></text:p>
              <text:p text:style-name="P3"><text:span text:style-name="T1">Entries per row </text:span><text:span text:style-name="T2">How many images should be displayed in one row.</text:span></text:p>
              <text:p text:style-name="P3"><text:span text:style-name="T2"/></text:p>
              <text:p text:style-name="P3"><text:span text:style-name="T2">Set to 0 if you want them to tile on their own.</text:span></text:p>
              <text:p text:style-name="P1"><text:span text:style-name="T1"/></text:p>
            </draw:text-box>
          </draw:frame>
        </table:shapes>
        <table:table-column table:style-name="co5" table:default-cell-style-name="ce61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2" office:value-type="string" calcext:value-type="string">
            <text:p>Tier order</text:p>
          </table:table-cell>
          <table:table-cell table:number-columns-repeated="3"/>
          <table:table-cell table:style-name="ce12" office:value-type="string" calcext:value-type="string">
            <text:p>Entries per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S</text:p>
          </table:table-cell>
          <table:table-cell table:number-columns-repeated="3"/>
          <table:table-cell table:style-name="ce6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F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DO NOT EDIT BELOW THIS ROW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Image source</text:p>
          </table:table-cell>
          <table:table-cell table:style-name="ce15" office:value-type="string" calcext:value-type="string">
            <text:p>Choic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direct URL</text:p>
          </table:table-cell>
          <table:table-cell table:style-name="ce16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Google Drive</text:p>
          </table:table-cell>
          <table:table-cell table:style-name="ce16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Unused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</style:style>
    <style:style style:name="Unused_20_Header" style:display-name="Unused Header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ffffff" fo:font-weight="bold" style:font-weight-asian="bold" style:font-weight-complex="bold"/>
    </style:style>
    <style:style style:name="Unused_20_Left_20_Aligned" style:display-name="Unused Left Aligned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3">00.00.0000</text:date></text:span><text:span text:style-name="MT1">, </text:span><text:span text:style-name="MT1"><text:time style:data-style-name="N2" text:time-value="19:59:35.682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1-04-23T20:05:05.319000000</dc:date>
    <meta:editing-duration>PT13H26M23S</meta:editing-duration>
    <meta:editing-cycles>71</meta:editing-cycles>
    <meta:document-statistic meta:table-count="9" meta:cell-count="581" meta:object-count="4"/>
  </office:meta>
</office:document-meta>
</file>